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ourier New" svg:font-family="Courier New" style:font-family-generic="modern" style:font-pitch="fixed" svg:panose-1="2 7 3 9 2 2 5 2 4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3" style:parent-style-name="Policepardéfaut" style:family="text">
      <style:text-properties style:font-name-asian="Courier New"/>
    </style:style>
    <style:style style:name="T4" style:parent-style-name="Policepardéfaut" style:family="text">
      <style:text-properties style:font-name-asian="Courier New"/>
    </style:style>
    <style:style style:name="T5" style:parent-style-name="Policepardéfaut" style:family="text">
      <style:text-properties style:font-name-asian="Courier New"/>
    </style:style>
    <style:style style:name="T6" style:parent-style-name="Policepardéfaut" style:family="text">
      <style:text-properties style:font-name-asian="Courier New"/>
    </style:style>
    <style:style style:name="T7" style:parent-style-name="Policepardéfaut" style:family="text">
      <style:text-properties style:font-name-asian="Courier New"/>
    </style:style>
    <style:style style:name="T8" style:parent-style-name="Policepardéfaut" style:family="text">
      <style:text-properties style:font-name-asian="Courier New"/>
    </style:style>
    <style:style style:name="T9" style:parent-style-name="Policepardéfaut" style:family="text">
      <style:text-properties style:font-name-asian="Courier New"/>
    </style:style>
    <style:style style:name="T10" style:parent-style-name="Policepardéfaut" style:family="text">
      <style:text-properties style:font-name-asian="Courier New"/>
    </style:style>
    <style:style style:name="T11" style:parent-style-name="Policepardéfaut" style:family="text">
      <style:text-properties style:font-name-asian="Courier New"/>
    </style:style>
    <style:style style:name="T12" style:parent-style-name="Policepardéfaut" style:family="text">
      <style:text-properties style:font-name-asian="Courier New"/>
    </style:style>
    <style:style style:name="T13" style:parent-style-name="Policepardéfaut" style:family="text">
      <style:text-properties style:font-name-asian="Courier New"/>
    </style:style>
    <style:style style:name="T14" style:parent-style-name="Policepardéfaut" style:family="text">
      <style:text-properties style:font-name-asian="Courier New"/>
    </style:style>
    <style:style style:name="T15" style:parent-style-name="Policepardéfaut" style:family="text">
      <style:text-properties style:font-name-asian="Courier New"/>
    </style:style>
    <style:style style:name="T16" style:parent-style-name="Policepardéfaut" style:family="text">
      <style:text-properties style:font-name-asian="Courier New"/>
    </style:style>
    <style:style style:name="T17" style:parent-style-name="Policepardéfaut" style:family="text">
      <style:text-properties style:font-name-asian="Courier New"/>
    </style:style>
    <style:style style:name="T18" style:parent-style-name="Policepardéfaut" style:family="text">
      <style:text-properties style:font-name-asian="Courier New"/>
    </style:style>
    <style:style style:name="T19" style:parent-style-name="Policepardéfaut" style:family="text">
      <style:text-properties style:font-name-asian="Courier New"/>
    </style:style>
    <style:style style:name="T20" style:parent-style-name="Policepardéfaut" style:family="text">
      <style:text-properties style:font-name-asian="Courier New"/>
    </style:style>
    <style:style style:name="T21" style:parent-style-name="Policepardéfaut" style:family="text">
      <style:text-properties style:font-name-asian="Courier New"/>
    </style:style>
    <style:style style:name="T22" style:parent-style-name="Policepardéfaut" style:family="text">
      <style:text-properties style:font-name-asian="Courier New"/>
    </style:style>
    <style:style style:name="T23" style:parent-style-name="Policepardéfaut" style:family="text">
      <style:text-properties style:font-name-asian="Courier New"/>
    </style:style>
    <style:style style:name="T24" style:parent-style-name="Policepardéfaut" style:family="text">
      <style:text-properties style:font-name-asian="Courier New"/>
    </style:style>
    <style:style style:name="T25" style:parent-style-name="Policepardéfaut" style:family="text">
      <style:text-properties style:font-name-asian="Courier New"/>
    </style:style>
    <style:style style:name="T26" style:parent-style-name="Policepardéfaut" style:family="text">
      <style:text-properties style:font-name-asian="Courier New"/>
    </style:style>
    <style:style style:name="T27" style:parent-style-name="Policepardéfaut" style:family="text">
      <style:text-properties style:font-name-asian="Courier New"/>
    </style:style>
    <style:style style:name="T28" style:parent-style-name="Policepardéfaut" style:family="text">
      <style:text-properties style:font-name-asian="Courier New"/>
    </style:style>
    <style:style style:name="T29" style:parent-style-name="Policepardéfaut" style:family="text">
      <style:text-properties style:font-name-asian="Courier New"/>
    </style:style>
    <style:style style:name="T30" style:parent-style-name="Policepardéfaut" style:family="text">
      <style:text-properties style:font-name-asian="Courier New"/>
    </style:style>
    <style:style style:name="T31" style:parent-style-name="Policepardéfaut" style:family="text">
      <style:text-properties style:font-name-asian="Courier New"/>
    </style:style>
  </office:automatic-styles>
  <office:body>
    <office:text text:use-soft-page-breaks="true">
      <text:p text:style-name="P1"/>
      <text:p text:style-name="Normal"><text:span text:style-name="T3">********************************</text:span><text:span text:style-name="T4"><text:line-break/>* Prestation FBMZ 001 N167 3 <text:s text:c="2"/>* <text:s text:c="19"/>Date d'application <text:s text:c="13"/>15/06/2025</text:span><text:span text:style-name="T5"><text:line-break/>* Prestatie <text:s/>FBMZ 001 N167 3 <text:s text:c="2"/>* <text:s text:c="19"/>Toepassingsdatum <text:s text:c="15"/>15/06/2025</text:span><text:span text:style-name="T6"><text:line-break/>********************************</text:span><text:span text:style-name="T7"><text:line-break/>rtp = Pendant la période touristique</text:span><text:span text:style-name="T8"><text:line-break/>rtp = Tijdens de toeristische periode</text:span><text:span text:style-name="T9"><text:line-break/>****************** <text:s text:c="63"/>*******</text:span><text:span text:style-name="T10"><text:line-break/>*Durée <text:s text:c="3"/>: 08.40* <text:s text:c="32"/>CTB <text:s text:c="5"/>B <text:s text:c="2"/>5 <text:s text:c="2"/>R5 <text:s text:c="2"/>S <text:s text:c="7"/>*03.00*</text:span><text:span text:style-name="T11"><text:line-break/>*Duur <text:s text:c="4"/>: 08.40* <text:s text:c="32"/>CTB <text:s text:c="5"/>B <text:s text:c="2"/>5 <text:s text:c="2"/>R4 <text:s text:c="2"/>Y <text:s text:c="7"/>*03.00*</text:span><text:span text:style-name="T12"><text:line-break/>* <text:s text:c="8"/>: 08.40* <text:s text:c="32"/>CTB <text:s text:c="5"/>B <text:s text:c="2"/>3 <text:s text:c="2"/>R2 <text:s text:c="2"/>3 <text:s text:c="7"/>*03.00*</text:span><text:span text:style-name="T13"><text:line-break/>* <text:s text:c="8"/>: 08.40* <text:s text:c="32"/>CTB <text:s text:c="5"/>B <text:s text:c="2"/>7 <text:s text:c="2"/>R3 <text:s text:c="2"/>3 <text:s text:c="7"/>*03.00*</text:span><text:span text:style-name="T14"><text:line-break/>* <text:s text:c="8"/>: 08.40* <text:s text:c="32"/>CTB <text:s text:c="5"/>B <text:s text:c="2"/>6 <text:s text:c="2"/>R4 <text:s text:c="2"/>S <text:s text:c="7"/>*03.00*</text:span><text:span text:style-name="T15"><text:line-break/>* <text:s text:c="8"/>: 08.40* <text:s text:c="32"/>CTB <text:s text:c="5"/>B <text:s text:c="2"/>6 <text:s text:c="2"/>R5 <text:s text:c="2"/>Y <text:s text:c="7"/>*03.00*</text:span><text:span text:style-name="T16"><text:line-break/>****************** <text:s text:c="63"/>*******</text:span><text:span text:style-name="T17"><text:line-break/><text:s text:c="51"/>Taxi <text:s text:c="4"/>FBMZD-FOVR <text:s text:c="12"/>03.15-03.30 <text:s text:c="4"/></text:span><text:span text:style-name="T18"><text:line-break/><text:s text:c="21"/>MC01 <text:s/>MC02 <text:s/>MC03 <text:s text:c="13"/>AfRel <text:s text:c="3"/>FSR <text:s/>551 N167 3 <text:s text:c="7"/>03.50-03.50 0070</text:span><text:span text:style-name="T19"><text:line-break/><text:s text:c="21"/>MC03 <text:s/>MC02 <text:s/>MC01 <text:s/>ME <text:s text:c="4"/>2203 N67 <text:s text:c="5"/>FOVR -FBMZ <text:s text:c="12"/>04.12-04.23 0070</text:span><text:span text:style-name="T20"><text:line-break/><text:s text:c="21"/>MC03 <text:s/>MC02 <text:s/>MC01 <text:s text:c="8"/>2203 N67 <text:s text:c="5"/>FBMZ -FBNL <text:s text:c="12"/>04.40-05.03 0070</text:span><text:span text:style-name="T21"><text:line-break/><text:s text:c="21"/>MC03 <text:s/>MC02 <text:s/>MC01 <text:s text:c="8"/>2328 N67 <text:s text:c="5"/>FBNL -LK <text:s text:c="14"/>05.13-06.48 0070</text:span><text:span text:style-name="T22"><text:line-break/><text:s text:c="21"/>MC03 <text:s/>MC02 <text:s/>MC01 <text:s text:c="8"/>2328 N67 <text:s text:c="5"/>LK <text:s text:c="2"/>-FSD <text:s text:c="13"/>06.55-08.03 0070</text:span><text:span text:style-name="T23"><text:line-break/><text:s text:c="33"/>MC03 <text:s text:c="13"/>AfRelDP <text:s/>FSD <text:s/>505 N167 3 <text:s text:c="7"/>08.03-08.03 0070</text:span><text:span text:style-name="T24"><text:line-break/><text:s text:c="27"/>MC01 <text:s/>MC02 <text:s text:c="13"/>OntDcDP <text:s/>FSD <text:s text:c="19"/>08.07-08.11 0070</text:span><text:span text:style-name="T25"><text:line-break/><text:s text:c="27"/>MC01 <text:s/>MC02 <text:s text:c="8"/>2308 N67 <text:s text:c="5"/>FSD <text:s/>-FZT <text:s text:c="13"/>08.58-10.46 0070</text:span><text:span text:style-name="T26"><text:line-break/><text:s text:c="27"/>MC01 <text:s/>MC02 <text:s text:c="8"/>2308 N67 <text:s text:c="5"/>FZT <text:s/>-FBMZ <text:s text:c="12"/>10.49-11.20 0308</text:span><text:span text:style-name="T27"><text:line-break/><text:s text:c="27"/>MC01 <text:s/>MC02 <text:s text:c="13"/>AfRelDP <text:s/>FGSP 009 N167 3 <text:s text:c="7"/>11.21-11.21 0308</text:span><text:span text:style-name="T28"><text:line-break/><text:s text:c="51"/>VoetPied FBMZ -FBMZD <text:s text:c="11"/>11.23-11.35 <text:s text:c="4"/></text:span><text:span text:style-name="T29"><text:line-break/><text:s text:c="88"/>*******</text:span><text:span text:style-name="T30"><text:line-break/><text:s text:c="88"/>*11.40*</text:span><text:span text:style-name="T31"><text:line-break/><text:s text:c="88"/>*******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ourier New" svg:font-family="Courier New" style:font-family-generic="modern" style:font-pitch="fixed" svg:panose-1="2 7 3 9 2 2 5 2 4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8pt" style:font-size-asian="18pt" style:font-size-complex="16pt" fo:hyphenate="false"/>
    </style:style>
    <style:style style:name="Titre2" style:display-name="Titre 2" style:family="paragraph" style:parent-style-name="Normal" style:next-style-name="Corpsdetexte" style:default-outline-level="2">
      <style:paragraph-properties fo:keep-with-next="always" style:punctuation-wrap="simple" style:text-autospace="none" style:vertical-align="baseline" fo:margin-top="0.25in" fo:margin-bottom="0.0833in"/>
      <style:text-properties style:font-name="Trebuchet MS" fo:font-weight="bold" style:font-weight-asian="bold" fo:font-variant="small-caps" fo:font-size="13pt" style:font-size-asian="13pt" style:font-size-complex="10pt" style:language-asian="en" style:country-asian="US" fo:hyphenate="false"/>
    </style:style>
    <style:style style:name="Normal" style:display-name="Normal" style:family="paragraph">
      <style:paragraph-properties fo:keep-together="always" fo:margin-bottom="0in" fo:line-height="100%"/>
      <style:text-properties style:font-name="Courier New" fo:color="#000000" style:letter-kerning="false" fo:font-size="7pt" style:font-size-asian="7pt" style:font-size-complex="12pt" fo:language="en" fo:country="US" style:language-asian="en" style:country-asian="GB" fo:hyphenate="false"/>
    </style:style>
    <style:style style:name="Policepardéfaut" style:display-name="Police par défaut" style:family="text"/>
    <text:list-style style:name="WW_OutlineListStyle" style:display-name="WW_OutlineListStyle">
      <text:list-level-style-number text:level="1" style:num-suffix="." style:num-format="1">
        <style:list-level-properties text:space-before="-0.3937in" text:min-label-width="0.1972in" text:list-level-position-and-space-mode="label-alignment">
          <style:list-level-label-alignment text:label-followed-by="listtab" fo:margin-left="-0.1965in" fo:text-indent="-0.1972in"/>
        </style:list-level-properties>
      </text:list-level-style-number>
      <text:list-level-style-number text:level="2" style:num-suffix="." style:num-format="1" text:display-levels="2">
        <style:list-level-properties text:space-before="0.3944in" text:min-label-width="0.1972in" text:list-level-position-and-space-mode="label-alignment">
          <style:list-level-label-alignment text:label-followed-by="listtab" fo:margin-left="0.5916in" fo:text-indent="-0.1972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En-tête" style:display-name="En-tête" style:family="paragraph" style:parent-style-name="Normal" style:auto-update="true">
      <style:paragraph-properties>
        <style:tab-stops>
          <style:tab-stop style:type="center" style:position="3.25in"/>
          <style:tab-stop style:type="right" style:position="6.6937in"/>
        </style:tab-stops>
      </style:paragraph-properties>
      <style:text-properties style:font-name="Trebuchet MS" fo:color="#292929" fo:font-size="9pt" style:font-size-asian="9pt" fo:hyphenate="false"/>
    </style:style>
    <style:style style:name="HeaderChar" style:display-name="Header Char" style:family="text" style:parent-style-name="Policepardéfaut">
      <style:text-properties style:font-name="Trebuchet MS" style:font-name-asian="Times New Roman" style:font-name-complex="Times New Roman" fo:color="#292929" style:letter-kerning="false" fo:font-size="9pt" style:font-size-asian="9pt" style:font-size-complex="12pt" fo:language="en" fo:country="US" style:language-asian="en" style:country-asian="GB"/>
    </style:style>
    <style:style style:name="Pieddepage" style:display-name="Pied de page" style:family="paragraph" style:parent-style-name="Normal" style:auto-update="true">
      <style:paragraph-properties style:punctuation-wrap="simple" style:text-autospace="none" fo:text-align="justify" style:vertical-align="baseline" fo:margin-top="0.0833in">
        <style:tab-stops>
          <style:tab-stop style:type="center" style:position="2.884in"/>
          <style:tab-stop style:type="right" style:position="6.6937in"/>
          <style:tab-stop style:type="right" style:position="9.7458in"/>
        </style:tab-stops>
      </style:paragraph-properties>
      <style:text-properties style:font-name="Trebuchet MS" fo:color="#292929" fo:font-size="9pt" style:font-size-asian="9pt" style:font-size-complex="10pt" style:language-asian="en" style:country-asian="US" fo:hyphenate="false"/>
    </style:style>
    <style:style style:name="FooterChar" style:display-name="Footer Char" style:family="text" style:parent-style-name="Policepardéfaut">
      <style:text-properties style:font-name="Trebuchet MS" style:font-name-asian="Times New Roman" style:font-name-complex="Times New Roman" fo:color="#292929" style:letter-kerning="false" fo:font-size="9pt" style:font-size-asian="9pt" style:font-size-complex="10pt" fo:language="en" fo:country="US" style:language-asian="en" style:country-asian="US"/>
    </style:style>
    <style:style style:name="Numérodepage" style:display-name="Numéro de page" style:family="text" style:parent-style-name="Policepardéfaut"/>
    <style:style style:name="Heading1Char" style:display-name="Heading 1 Char" style:family="text" style:parent-style-name="Policepardéfaut">
      <style:text-properties style:font-name="Arial" style:font-name-asian="Times New Roman" style:font-name-complex="Arial" fo:font-weight="bold" style:font-weight-asian="bold" style:font-weight-complex="bold" fo:color="#000000" style:letter-kerning="true" fo:font-size="18pt" style:font-size-asian="18pt" style:font-size-complex="16pt" fo:language="en" fo:country="US" style:language-asian="en" style:country-asian="GB"/>
    </style:style>
    <style:style style:name="Heading2Char" style:display-name="Heading 2 Char" style:family="text" style:parent-style-name="Policepardéfaut">
      <style:text-properties style:font-name="Trebuchet MS" style:font-name-asian="Times New Roman" style:font-name-complex="Times New Roman" fo:font-weight="bold" style:font-weight-asian="bold" fo:font-variant="small-caps" fo:color="#000000" style:letter-kerning="false" fo:font-size="13pt" style:font-size-asian="13pt" style:font-size-complex="10pt" fo:background-color="transparent" fo:language="en" fo:country="US" style:language-asian="en" style:country-asian="US"/>
    </style:style>
    <style:style style:name="Textebrut" style:display-name="Texte brut" style:family="paragraph" style:parent-style-name="Normal">
      <style:text-properties style:font-name-complex="Courier New" fo:font-size="8pt" style:font-size-asian="8pt" style:font-size-complex="10pt" fo:hyphenate="false"/>
    </style:style>
    <style:style style:name="PlainTextChar" style:display-name="Plain Text Char" style:family="text" style:parent-style-name="Policepardéfaut">
      <style:text-properties style:font-name="Courier New" style:font-name-asian="Times New Roman" style:font-name-complex="Courier New" fo:color="#000000" style:letter-kerning="false" fo:font-size="8pt" style:font-size-asian="8pt" style:font-size-complex="10pt" fo:language="en" fo:country="US" style:language-asian="en" style:country-asian="GB"/>
    </style:style>
    <style:style style:name="Tableheading" style:display-name="Table heading" style:family="paragraph" style:parent-style-name="Normal">
      <style:paragraph-properties fo:keep-with-next="always" style:punctuation-wrap="simple" style:text-autospace="none" style:vertical-align="baseline" fo:margin-top="0.0416in" fo:margin-bottom="0.0416in"/>
      <style:text-properties style:font-name="Georgia" fo:font-weight="bold" style:font-weight-asian="bold" fo:font-size="9pt" style:font-size-asian="9pt" style:font-size-complex="9pt" style:language-asian="en" style:country-asian="US" fo:hyphenate="false"/>
    </style:style>
    <style:style style:name="Corpsdetexte" style:display-name="Corps de texte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Policepardéfaut">
      <style:text-properties style:font-name="Courier New" style:font-name-asian="Times New Roman" style:font-name-complex="Times New Roman" fo:color="#000000" style:letter-kerning="false" fo:font-size="7pt" style:font-size-asian="7pt" style:font-size-complex="12pt" fo:language="en" fo:country="US" style:language-asian="en" style:country-asian="GB"/>
    </style:style>
    <style:style style:name="Table" style:display-name="Table" style:family="paragraph" style:parent-style-name="Normal" style:auto-update="true">
      <style:paragraph-properties style:punctuation-wrap="simple" style:text-autospace="none" style:vertical-align="baseline" fo:margin-top="0.0416in" fo:margin-bottom="0.0416in"/>
      <style:text-properties style:font-name="Georgia" fo:font-size="10pt" style:font-size-asian="10pt" style:font-size-complex="10pt" style:language-asian="en" style:country-asian="US" fo:hyphenate="false"/>
    </style:style>
    <style:style style:name="Tableright" style:display-name="Table right" style:family="paragraph" style:parent-style-name="Table" style:auto-update="true">
      <style:paragraph-properties fo:text-align="end"/>
      <style:text-properties fo:hyphenate="false"/>
    </style:style>
    <style:style style:name="TM1" style:display-name="TM 1" style:family="paragraph" style:parent-style-name="Titre1" style:next-style-name="Corpsdetexte" style:auto-update="true" style:default-outline-level="1">
      <style:paragraph-properties fo:keep-with-next="auto" style:punctuation-wrap="simple" style:text-autospace="none" style:vertical-align="baseline" fo:margin-top="0.0833in" fo:margin-bottom="0in"/>
      <style:text-properties style:font-name="Times New Roman" style:font-name-complex="Times New Roman" fo:text-transform="uppercase" style:letter-kerning="false" fo:font-size="10pt" style:font-size-asian="10pt" style:font-size-complex="10pt" style:language-asian="en" style:country-asian="US" fo:hyphenate="false"/>
    </style:style>
    <style:style style:name="Separator" style:display-name="Separator" style:family="paragraph" style:parent-style-name="Normal" style:auto-update="true">
      <style:paragraph-properties fo:margin-bottom="0.0833in"/>
      <style:text-properties fo:color="#C00000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space-before="-0.3937in" text:min-label-width="0.1972in" text:list-level-position-and-space-mode="label-alignment">
          <style:list-level-label-alignment text:label-followed-by="listtab" fo:margin-left="-0.1965in" fo:text-indent="-0.1972in"/>
        </style:list-level-properties>
      </text:outline-level-style>
      <text:outline-level-style text:level="2" style:num-suffix="." style:num-format="1" text:display-levels="2">
        <style:list-level-properties text:space-before="0.3944in" text:min-label-width="0.1972in" text:list-level-position-and-space-mode="label-alignment">
          <style:list-level-label-alignment text:label-followed-by="listtab" fo:margin-left="0.5916in" fo:text-indent="-0.1972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4916in" fo:margin-left="0.7916in" fo:margin-bottom="0.4916in" fo:margin-right="0.791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55in"/>
      </style:header-style>
      <style:footer-style>
        <style:header-footer-properties style:dynamic-spacing="true" fo:min-height="0.1055in"/>
      </style:footer-style>
    </style:page-layout>
    <style:style style:name="P2" style:parent-style-name="Pieddepage" style:family="paragraph">
      <style:paragraph-properties fo:margin-right="0.25i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En-tête"/>
      </style:header>
      <style:footer>
        <text:p text:style-name="P2"><draw:frame draw:z-index="251659264" draw:id="id0" draw:style-name="a0" draw:name="Zone de texte 1" text:anchor-type="paragraph" svg:x="0in" svg:y="0.0006in" svg:width="0in" svg:height="0in" style:rel-width="scale" style:rel-height="scale"><draw:text-box><text:p text:style-name="Pieddepage"><text:span text:style-name="Numérodepage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Yassine Dahani</meta:initial-creator>
    <dc:creator>Yassine Dahani</dc:creator>
    <meta:creation-date>2025-06-19T08:14:00Z</meta:creation-date>
    <dc:date>2025-06-19T08:14:00Z</dc:date>
    <meta:template xlink:href="Oasis_PrestaTemplate" xlink:type="simple"/>
    <meta:editing-cycles>2</meta:editing-cycles>
    <meta:editing-duration>PT0S</meta:editing-duration>
    <meta:document-statistic meta:page-count="1" meta:paragraph-count="5" meta:word-count="390" meta:character-count="2536" meta:row-count="17" meta:non-whitespace-character-count="2151"/>
  </office:meta>
</office:document-meta>
</file>